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dapClient.modifyTest( ModificationItem [ ] mods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Client.Ldap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LdapClient.deleteTest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Client.connect( String host , String port , String rootdn , String username , String passwor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LdapClient.disconnec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dapClient.createTest( BasicAttributes basicattributes ,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dapClient.searchTest( String searchBase , String searchFil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